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fo:font-style="italic" fo:font-weight="bold" officeooo:rsid="000fdd76" officeooo:paragraph-rsid="000fdd76" style:font-style-asian="italic" style:font-weight-asian="bold" style:font-style-complex="italic"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T1" style:family="text">
      <style:text-properties officeooo:rsid="000fdd76"/>
    </style:style>
    <style:style style:name="T2" style:family="text">
      <style:text-properties fo:language="en" fo:country="U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oftware libre</text:span> </text:p>
      <text:p text:style-name="Text_20_body">Proporciona al usuario las <text:span text:style-name="Strong_20_Emphasis">cuatro libertades</text:span> siguientes, es decir, autoriza para: </text:p>
      <text:list xml:id="list146735833" text:style-name="L1">
        <text:list-item>
          <text:p text:style-name="P5"><text:span text:style-name="Strong_20_Emphasis">Utilizar el programa</text:span>, para cualquier propósito. </text:p>
        </text:list-item>
        <text:list-item>
          <text:p text:style-name="P5"><text:span text:style-name="Strong_20_Emphasis">Estudiar cómo funciona el programa</text:span> y adaptarlo a tus necesidades, debe proporcionarse las fuentes, directa o indirectamente, pero siempre de forma fácil y asequible. </text:p>
        </text:list-item>
        <text:list-item>
          <text:p text:style-name="P5"><text:span text:style-name="Strong_20_Emphasis">Distribuir copias</text:span>. </text:p>
        </text:list-item>
        <text:list-item>
          <text:p text:style-name="P2"><text:span text:style-name="Strong_20_Emphasis">Mejorar el programa y hacer públicas las mejoras a los demás</text:span>. </text:p>
        </text:list-item>
      </text:list>
      <text:p text:style-name="Standard"/>
      <text:p text:style-name="Standard"/>
      <text:p text:style-name="Text_20_body"><text:span text:style-name="Strong_20_Emphasis">Software de dominio público</text:span> </text:p>
      <text:p text:style-name="Text_20_body">Es aquél que no está protegido con <text:span text:style-name="T2">copyright</text:span> y que no requiere de licencia, pues sus derechos de explotación son para toda la humanidad. Esto ocurre cuando el autor lo dona a la humanidad o si los derechos de autor han expirado (en un plazo contado desde la muerte del autor, generalmente 70 años). En caso de que el autor condicione el uso de su software bajo una licencia, por muy débil que sea, ya no se consideraría software de dominio público. </text:p>
      <text:p text:style-name="Text_20_body"><text:span text:style-name="Strong_20_Emphasis">Software con </text:span><text:span text:style-name="Strong_20_Emphasis"><text:span text:style-name="T2">copyleft</text:span></text:span> </text:p>
      <text:p text:style-name="Text_20_body">Es el software libre cuyos términos de distribución no permiten a los redistribuidores agregar ninguna restricción adicional cuando lo redistribuyen o modifican, o sea, la versión modificada debe ser también libre. </text:p>
      <text:p text:style-name="Text_20_body"><text:span text:style-name="Strong_20_Emphasis">Existen otros tipos de software,</text:span> tales como: </text:p>
      <text:list xml:id="list3527058743" text:style-name="L2">
        <text:list-item>
          <text:p text:style-name="P6"><text:span text:style-name="Strong_20_Emphasis"><text:span text:style-name="T2">Freeware</text:span></text:span>: Programa totalmente gratuito. Es posible que requiera que nos registremos, pero siempre de forma gratuita. </text:p>
        </text:list-item>
        <text:list-item>
          <text:p text:style-name="P6"><text:span text:style-name="Strong_20_Emphasis"><text:span text:style-name="T2">Shareware</text:span></text:span><text:span text:style-name="Strong_20_Emphasis"> (Demo):</text:span> Se trata de una versión reducida del programa, con algunas funciones desactivadas para que podamos probarlo y decidir si lo vamos a comprar o no. </text:p>
        </text:list-item>
        <text:list-item>
          <text:p text:style-name="P3"><text:span text:style-name="Strong_20_Emphasis"><text:span text:style-name="T2">Shareware</text:span></text:span><text:span text:style-name="Strong_20_Emphasis"> (Versión limitada por tiempo):</text:span> Se trata de una versión totalmente funcional por un cierto número de días (normalmente 30, pero puede variar según la compañía) tras la cual no lo podremos usar o se verá reducida su funcionalidad. Su objetivo es poder probar la aplicación y luego decidir si la compraremos o no. </text:p>
        </text:list-item>
      </text:list>
      <text:p text:style-name="Standard"/>
      <text:p text:style-name="Text_20_body"><text:span text:style-name="T1">A</text:span>lgunos <text:span text:style-name="Strong_20_Emphasis">ejemplos</text:span> de aplicaciones <text:span text:style-name="Strong_20_Emphasis">de software libre</text:span>: </text:p>
      <text:list xml:id="list1967137750" text:style-name="L3">
        <text:list-item>
          <text:p text:style-name="P7">Sistemas Operativos: Debian GNU/Linux, Ubuntu, Linex, Guadalinex, MAX, etc. </text:p>
        </text:list-item>
        <text:list-item>
          <text:p text:style-name="P7">Entornos de escritorio: GNOME, KDE, etc. </text:p>
        </text:list-item>
        <text:list-item>
          <text:p text:style-name="P7">Aplicaciones de oficina: <text:span text:style-name="T2">OpenOffice</text:span>, KOffice, <text:span text:style-name="T2">LATEX</text:span>, etc. </text:p>
        </text:list-item>
        <text:list-item>
          <text:p text:style-name="P7">Navegación web: <text:span text:style-name="T2">FireFox</text:span>, Konqueror, etc. </text:p>
        </text:list-item>
        <text:list-item>
          <text:p text:style-name="P4">Aplicaciones para Internet: Apache, <text:span text:style-name="T2">Zope</text:span>, etc.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tyle="italic" fo:font-weight="bold" officeooo:rsid="000fdd76" officeooo:paragraph-rsid="000fdd76"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ografía licencias<text:tab/><text:tab/>Adrián Fuentes Hernández</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2T10:12:50.472000000</meta:creation-date>
    <dc:date>2021-11-02T10:17:54.271000000</dc:date>
    <meta:editing-duration>PT5M4S</meta:editing-duration>
    <meta:editing-cycles>1</meta:editing-cycles>
    <meta:document-statistic meta:table-count="0" meta:image-count="0" meta:object-count="0" meta:page-count="1" meta:paragraph-count="21" meta:word-count="337" meta:character-count="2126" meta:non-whitespace-character-count="1801"/>
    <meta:generator>LibreOffice/7.1.5.2$Windows_X86_64 LibreOffice_project/85f04e9f809797b8199d13c421bd8a2b025d52b5</meta:generator>
  </office:meta>
</office:document-meta>
</file>